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ingHTMLSerializer.addPortlet( String name ,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cludingHTMLSerializ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cludingHTMLSerializ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lacingOutputStream.ReplacingOutputStream( OutputStream stream , LinkedList values ,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lacingOutputStream.write( int 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lacingOutputStream.writeNex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lacing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ing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ingHTMLSerializer.startElement( String uri , String loc , String raw , Attributes 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cludingHTMLSerializ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lacingOutputStream.write( byte [ ] b , int off , int l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placing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ingHTMLSerializer.setOutputStream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